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24-02-1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23-01-25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21-12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20-12-08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9-12-0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8-12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7-12-20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7-01-0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6-02-0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5-02-10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4-03-05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3-01-2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2-01-0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11-01-04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9-12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9-01-2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8-02-0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7-02-0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6-01-24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5-01-31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4-02-1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3-01-2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2-02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1-01-10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2000-01-13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9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7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6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9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5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49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4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4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45095202401</text:p>
          </table:table-cell>
          <table:table-cell office:value-type="string" calcext:value-type="string">
            <text:p>194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